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2340" officeooo:paragraph-rsid="001f2340"/>
    </style:style>
    <style:style style:name="P2" style:family="paragraph" style:parent-style-name="Standard">
      <style:paragraph-properties fo:text-align="justify" style:justify-single-word="false"/>
      <style:text-properties officeooo:rsid="001f2340" officeooo:paragraph-rsid="0021c82e"/>
    </style:style>
    <style:style style:name="P3" style:family="paragraph" style:parent-style-name="Standard">
      <style:paragraph-properties fo:text-align="justify" style:justify-single-word="false"/>
      <style:text-properties officeooo:rsid="001f2340" officeooo:paragraph-rsid="00245f84"/>
    </style:style>
    <style:style style:name="P4" style:family="paragraph" style:parent-style-name="Standard">
      <style:paragraph-properties fo:text-align="justify" style:justify-single-word="false"/>
      <style:text-properties officeooo:rsid="001f2340" officeooo:paragraph-rsid="00229e0c"/>
    </style:style>
    <style:style style:name="P5" style:family="paragraph" style:parent-style-name="Standard">
      <style:paragraph-properties fo:text-align="justify" style:justify-single-word="false"/>
      <style:text-properties officeooo:rsid="0020deeb" officeooo:paragraph-rsid="0020deeb"/>
    </style:style>
    <style:style style:name="P6" style:family="paragraph" style:parent-style-name="Standard">
      <style:paragraph-properties fo:text-align="justify" style:justify-single-word="false"/>
      <style:text-properties officeooo:rsid="0020deeb" officeooo:paragraph-rsid="00245f84"/>
    </style:style>
    <style:style style:name="P7" style:family="paragraph" style:parent-style-name="Standard">
      <style:paragraph-properties fo:text-align="justify" style:justify-single-word="false"/>
      <style:text-properties officeooo:rsid="0020deeb" officeooo:paragraph-rsid="0021c82e"/>
    </style:style>
    <style:style style:name="P8" style:family="paragraph" style:parent-style-name="Standard">
      <style:paragraph-properties fo:text-align="justify" style:justify-single-word="false"/>
      <style:text-properties officeooo:rsid="0020deeb" officeooo:paragraph-rsid="00376011"/>
    </style:style>
    <style:style style:name="P9" style:family="paragraph" style:parent-style-name="Standard">
      <style:paragraph-properties fo:text-align="justify" style:justify-single-word="false"/>
      <style:text-properties officeooo:rsid="00229e0c" officeooo:paragraph-rsid="00229e0c"/>
    </style:style>
    <style:style style:name="P10" style:family="paragraph" style:parent-style-name="Standard">
      <style:paragraph-properties fo:text-align="justify" style:justify-single-word="false"/>
      <style:text-properties officeooo:rsid="00229e0c" officeooo:paragraph-rsid="00245f84"/>
    </style:style>
    <style:style style:name="P11" style:family="paragraph" style:parent-style-name="Standard">
      <style:paragraph-properties fo:text-align="justify" style:justify-single-word="false"/>
      <style:text-properties officeooo:rsid="00245f84" officeooo:paragraph-rsid="00245f84"/>
    </style:style>
    <style:style style:name="P12" style:family="paragraph" style:parent-style-name="Standard">
      <style:paragraph-properties fo:text-align="center" style:justify-single-word="false"/>
      <style:text-properties fo:font-size="20pt" officeooo:rsid="00229e0c" officeooo:paragraph-rsid="00229e0c" style:font-size-asian="20pt" style:font-size-complex="20pt"/>
    </style:style>
    <style:style style:name="P13" style:family="paragraph" style:parent-style-name="Standard">
      <style:paragraph-properties fo:text-align="justify" style:justify-single-word="false"/>
      <style:text-properties fo:font-style="italic" officeooo:rsid="00229e0c" officeooo:paragraph-rsid="00229e0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29e0c" officeooo:paragraph-rsid="00229e0c" style:font-size-asian="16pt" style:font-style-asian="italic" style:font-size-complex="16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45f84" officeooo:paragraph-rsid="00245f84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45f84" officeooo:paragraph-rsid="002d0fda" style:font-size-asian="16pt" style:font-style-asian="italic" style:font-size-complex="16pt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52a48" officeooo:paragraph-rsid="00252a48" style:font-size-asian="16pt" style:font-style-asian="italic" style:font-size-complex="16pt" style:font-style-complex="italic"/>
    </style:style>
    <style:style style:name="P18" style:family="paragraph" style:parent-style-name="Standard">
      <style:paragraph-properties fo:text-align="justify" style:justify-single-word="false"/>
      <style:text-properties officeooo:rsid="00252a48" officeooo:paragraph-rsid="00252a48"/>
    </style:style>
    <style:style style:name="P19" style:family="paragraph" style:parent-style-name="Standard">
      <style:paragraph-properties fo:text-align="justify" style:justify-single-word="false"/>
      <style:text-properties officeooo:rsid="0026cb53" officeooo:paragraph-rsid="0026cb53"/>
    </style:style>
    <style:style style:name="P20" style:family="paragraph" style:parent-style-name="Standard">
      <style:paragraph-properties fo:text-align="justify" style:justify-single-word="false"/>
      <style:text-properties fo:font-style="normal" officeooo:rsid="00376011" officeooo:paragraph-rsid="00376011" fo:background-color="#ffffff" style:font-size-asian="10.5pt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2d0fda" officeooo:paragraph-rsid="002d0fda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2eb313" officeooo:paragraph-rsid="002eb313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officeooo:rsid="002eb313" officeooo:paragraph-rsid="00229e0c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officeooo:rsid="002eb313" officeooo:paragraph-rsid="002eb313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officeooo:rsid="002eb313" officeooo:paragraph-rsid="003e6da2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officeooo:rsid="00357d32" officeooo:paragraph-rsid="003e6da2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text-align="justify" style:justify-single-word="false"/>
      <style:text-properties officeooo:rsid="00376011" officeooo:paragraph-rsid="00376011"/>
    </style:style>
    <style:style style:name="P28" style:family="paragraph" style:parent-style-name="Standard">
      <style:paragraph-properties fo:text-align="justify" style:justify-single-word="false"/>
      <style:text-properties officeooo:rsid="003b4bea" officeooo:paragraph-rsid="003b4bea"/>
    </style:style>
    <style:style style:name="P29" style:family="paragraph" style:parent-style-name="Standard">
      <style:paragraph-properties fo:margin-left="6.253cm" fo:margin-right="0cm" fo:text-align="justify" style:justify-single-word="false" fo:text-indent="0cm" style:auto-text-indent="false"/>
      <style:text-properties officeooo:rsid="00376011" officeooo:paragraph-rsid="00376011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1f2340" officeooo:paragraph-rsid="001f2340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2a2ed8" officeooo:paragraph-rsid="002eb313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2a2ed8" officeooo:paragraph-rsid="00376011"/>
    </style:style>
    <style:style style:name="P33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officeooo:rsid="002eb313" officeooo:paragraph-rsid="002eb313" style:font-size-asian="10.5pt" style:font-style-asian="normal" style:font-size-complex="12pt" style:font-style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officeooo:rsid="002eb313" officeooo:paragraph-rsid="002f8cd1" style:font-size-asian="10.5pt" style:font-style-asian="normal" style:font-size-complex="12pt" style:font-style-complex="normal"/>
    </style:style>
    <style:style style:name="P35" style:family="paragraph" style:parent-style-name="Standard">
      <style:paragraph-properties fo:text-align="justify" style:justify-single-word="false"/>
      <style:text-properties officeooo:rsid="002fc11b" officeooo:paragraph-rsid="004067b2"/>
    </style:style>
    <style:style style:name="T1" style:family="text">
      <style:text-properties officeooo:rsid="00229e0c"/>
    </style:style>
    <style:style style:name="T2" style:family="text">
      <style:text-properties officeooo:rsid="00245f8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45f84" style:font-style-asian="italic" style:font-style-complex="italic"/>
    </style:style>
    <style:style style:name="T5" style:family="text">
      <style:text-properties fo:font-style="italic" officeooo:rsid="00252a48" style:font-style-asian="italic" style:font-style-complex="italic"/>
    </style:style>
    <style:style style:name="T6" style:family="text">
      <style:text-properties fo:font-style="italic" officeooo:rsid="003b4bea" style:font-style-asian="italic" style:font-style-complex="italic"/>
    </style:style>
    <style:style style:name="T7" style:family="text">
      <style:text-properties fo:font-style="italic" officeooo:rsid="002fc11b" style:font-style-asian="italic" style:font-style-complex="italic"/>
    </style:style>
    <style:style style:name="T8" style:family="text">
      <style:text-properties fo:font-style="italic" officeooo:rsid="00376011" style:font-style-asian="italic" style:font-style-complex="italic"/>
    </style:style>
    <style:style style:name="T9" style:family="text">
      <style:text-properties fo:font-style="italic" officeooo:rsid="00357d32" style:font-style-asian="italic" style:font-style-complex="italic"/>
    </style:style>
    <style:style style:name="T10" style:family="text">
      <style:text-properties fo:font-style="italic" officeooo:rsid="00245f84" fo:background-color="#0000ff" loext:char-shading-value="0" style:font-size-asian="10.5pt" style:font-style-asian="italic" style:font-style-complex="italic"/>
    </style:style>
    <style:style style:name="T11" style:family="text">
      <style:text-properties fo:font-style="italic" officeooo:rsid="00229e0c" fo:background-color="#0000ff" loext:char-shading-value="0" style:font-size-asian="10.5pt" style:font-style-asian="italic" style:font-style-complex="italic"/>
    </style:style>
    <style:style style:name="T12" style:family="text">
      <style:text-properties fo:font-style="italic" officeooo:rsid="00245f84" fo:background-color="#0000ff" loext:char-shading-value="0" style:font-style-asian="italic" style:font-style-complex="italic"/>
    </style:style>
    <style:style style:name="T13" style:family="text">
      <style:text-properties fo:font-style="italic" fo:background-color="#ffffff" loext:char-shading-value="0" style:font-size-asian="10.5pt" style:font-style-asian="italic" style:font-style-complex="italic"/>
    </style:style>
    <style:style style:name="T14" style:family="text">
      <style:text-properties officeooo:rsid="00252a48"/>
    </style:style>
    <style:style style:name="T15" style:family="text">
      <style:text-properties officeooo:rsid="002d0fda"/>
    </style:style>
    <style:style style:name="T16" style:family="text">
      <style:text-properties fo:font-style="normal" fo:background-color="#ffffff" loext:char-shading-value="0" style:font-size-asian="10.5pt" style:font-style-asian="normal" style:font-style-complex="normal"/>
    </style:style>
    <style:style style:name="T17" style:family="text">
      <style:text-properties fo:font-style="normal" officeooo:rsid="00245f84" fo:background-color="#ffffff" loext:char-shading-value="0" style:font-size-asian="10.5pt" style:font-style-asian="normal" style:font-style-complex="normal"/>
    </style:style>
    <style:style style:name="T18" style:family="text">
      <style:text-properties fo:font-style="normal" officeooo:rsid="0032a92a" fo:background-color="#ffffff" loext:char-shading-value="0" style:font-size-asian="10.5pt" style:font-style-asian="normal" style:font-style-complex="normal"/>
    </style:style>
    <style:style style:name="T19" style:family="text">
      <style:text-properties fo:font-style="normal" officeooo:rsid="00376011" fo:background-color="#ffffff" loext:char-shading-value="0" style:font-size-asian="10.5pt" style:font-style-asian="normal" style:font-style-complex="normal"/>
    </style:style>
    <style:style style:name="T20" style:family="text">
      <style:text-properties officeooo:rsid="002fc11b"/>
    </style:style>
    <style:style style:name="T21" style:family="text">
      <style:text-properties officeooo:rsid="0032a92a"/>
    </style:style>
    <style:style style:name="T22" style:family="text">
      <style:text-properties officeooo:rsid="003566f6"/>
    </style:style>
    <style:style style:name="T23" style:family="text">
      <style:text-properties officeooo:rsid="00376011"/>
    </style:style>
    <style:style style:name="T24" style:family="text">
      <style:text-properties style:font-style-asian="italic" style:font-style-complex="italic"/>
    </style:style>
    <style:style style:name="T25" style:family="text">
      <style:text-properties officeooo:rsid="00245f84" style:font-style-asian="italic" style:font-style-complex="italic"/>
    </style:style>
    <style:style style:name="T26" style:family="text">
      <style:text-properties officeooo:rsid="003b4bea" style:font-style-asian="italic" style:font-style-complex="italic"/>
    </style:style>
    <style:style style:name="T27" style:family="text">
      <style:text-properties officeooo:rsid="003b4bea"/>
    </style:style>
    <style:style style:name="T28" style:family="text">
      <style:text-properties officeooo:rsid="00357d32"/>
    </style:style>
    <style:style style:name="T29" style:family="text">
      <style:text-properties officeooo:rsid="003568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XAMEN TIPO <text:span text:style-name="T22">B</text:span></text:p>
      <text:p text:style-name="P9"/>
      <text:p text:style-name="P9"/>
      <text:p text:style-name="P25">Crea un directorio denominado <text:span text:style-name="T3">Examen</text:span> y en el vas a realizar los ejercicios. <text:span text:style-name="T28">No puedes salir de esta carpeta durante todo el examen. No puedes usar ningún </text:span><text:span text:style-name="T9">IDE</text:span><text:span text:style-name="T28">, solo se permiten editores del sistema o programas como el Geany o </text:span><text:span text:style-name="T9">NotePad++</text:span><text:span text:style-name="T28">.</text:span></text:p>
      <text:p text:style-name="P26">No se puede usar <text:span text:style-name="T3">Internet</text:span>, solo para comprobar que has subido los archivos a tu repositorio de <text:span text:style-name="T3">gitHub</text:span> y ver la documentación que se te entrega.</text:p>
      <text:p text:style-name="P24"/>
      <text:p text:style-name="P14">EJERCICIO 1</text:p>
      <text:p text:style-name="P23"/>
      <text:p text:style-name="P4">Realiza un programa <text:span text:style-name="T14">denominado </text:span><text:span text:style-name="T5">Ejercicio1.java</text:span><text:span text:style-name="T14">, </text:span>que dado <text:span text:style-name="T23">tres números imprima la siguiente secuencia. Ejemplo número 2 5 2</text:span></text:p>
      <text:p text:style-name="P27">Debe imprimir: </text:p>
      <text:p text:style-name="P29"><text:s text:c="2"/>2<text:tab/> <text:s/>7</text:p>
      <text:p text:style-name="P29">12<text:tab/>17</text:p>
      <text:p text:style-name="P29">22<text:tab/>27</text:p>
      <text:p text:style-name="P29">32<text:tab/>47</text:p>
      <text:p text:style-name="P29">52<text:tab/>57</text:p>
      <text:p text:style-name="P1"/>
      <text:p text:style-name="P27">Es decir el primer número nos indica porqué valor empezar a imprimir, en este caso 2</text:p>
      <text:p text:style-name="P27">El segundo nos indica el incremento que debemos realizar al número en este <text:span text:style-name="T27">caso </text:span>5, por eso imprim<text:span text:style-name="T27">imos</text:span> posteriormente 7 12 17 …</text:p>
      <text:p text:style-name="P27">El tercer número indica el número de columnas a mostrar, <text:span text:style-name="T27">en este caso 2.</text:span></text:p>
      <text:p text:style-name="P27">Da igual que los dos primeros números sean positivos, negativos o cero, <text:span text:style-name="T27">lo que hay que comprobar que el tercer número sea positivo y distinto de cero, en caso que sea cero o negativo, <text:s/>imprimirá en dos columnas.</text:span></text:p>
      <text:p text:style-name="P28">En el caso que no sepas usar la clase <text:span text:style-name="T3">Scanner</text:span> para leer los tres números, puedes pasarlos como argumentos, y si tampoco eres capaz de hacerlo inclúyelos en el código, en este caso no se puntuará dicho apartado.</text:p>
      <text:p text:style-name="P28"/>
      <text:p text:style-name="P13">Criterios de evaluación:</text:p>
      <text:p text:style-name="P1"/>
      <text:list xml:id="list8259521254170683084" text:style-name="L1">
        <text:list-item>
          <text:p text:style-name="P30">Lógica del programa: <text:span text:style-name="T10">1 pto.</text:span></text:p>
        </text:list-item>
        <text:list-item>
          <text:p text:style-name="P30">Si realizas el programa solicitando los datos con la clase <text:span text:style-name="T3">Scanner</text:span> o bien los pasa<text:span text:style-name="T21">s</text:span> como argumentos <text:span text:style-name="T1">(En caso de no hacerlo declara los dos datos dentro del programa): </text:span><text:span text:style-name="T11">1 pto.</text:span></text:p>
        </text:list-item>
        <text:list-item>
          <text:p text:style-name="P31"><text:span text:style-name="T16">Usando </text:span><text:span text:style-name="T13">printf</text:span><text:span text:style-name="T16"> genera las salidas <text:s/>a pantalla </text:span><text:span text:style-name="T18">en </text:span><text:span text:style-name="T19">las</text:span><text:span text:style-name="T18"> columnas </text:span><text:span text:style-name="T19">indicadas</text:span><text:span text:style-name="T16">:</text:span><text:span text:style-name="T17"> </text:span><text:span text:style-name="T10">1 pto.</text:span></text:p>
        </text:list-item>
        <text:list-item>
          <text:p text:style-name="P32"><text:span text:style-name="T23">En el caso que use un método independiente que muestre los valores: </text:span><text:span text:style-name="T10">1 pto.</text:span></text:p>
        </text:list-item>
      </text:list>
      <text:p text:style-name="P5"/>
      <text:p text:style-name="P5"/>
      <text:p text:style-name="P15">EJERCICIO 2</text:p>
      <text:p text:style-name="P11"/>
      <text:p text:style-name="P8"><text:span text:style-name="T2">Crea un programa denominado </text:span><text:span text:style-name="T4">Ejercicio2.java</text:span><text:span text:style-name="T2"> que leída </text:span>una <text:span text:style-name="T23">palabra con la clase </text:span><text:span text:style-name="T8">Scanner</text:span><text:span text:style-name="T23">, <text:s/>implemente la siguiente lógica: (en el caso que no seas capaz de usar la clase </text:span><text:span text:style-name="T8">Scanner</text:span><text:span text:style-name="T23"> incluye la palabra en el código fuente, esto te restará medio punto)</text:span></text:p>
      <text:p text:style-name="P7"/>
      <text:p text:style-name="P6"><text:span text:style-name="T23">Nos de el número de vocales que contiene. <text:s/></text:span><text:span text:style-name="T10">1 pto. </text:span></text:p>
      <text:p text:style-name="P10"><text:span text:style-name="T23">Nos muestre si la palabra contiene alguna tilde (solo se aceptan tildes en vocales)</text:span>. <text:span text:style-name="T2"><text:s/></text:span><text:span text:style-name="T10">1 pto. </text:span></text:p>
      <text:p text:style-name="P10">Nos de la <text:span text:style-name="T23">palabra</text:span> en mayúscula y en minúscula concatenada <text:span text:style-name="T2"><text:s/></text:span><text:span text:style-name="T10">1 pto. </text:span></text:p>
      <text:p text:style-name="P20"><text:span text:style-name="T25">S</text:span><text:span text:style-name="T24">i usas métodos independientes </text:span><text:span text:style-name="T26">para esto tres apartados anteriores</text:span><text:span text:style-name="T24">: </text:span><text:span text:style-name="T12">1 pto.</text:span></text:p>
      <text:p text:style-name="P3"/>
      <text:p text:style-name="P16"><text:soft-page-break/>EJERCICIO <text:span text:style-name="T15">3</text:span></text:p>
      <text:p text:style-name="P21"/>
      <text:p text:style-name="P21">Crea un repositorio de <text:span text:style-name="T3">git</text:span> local (incluyendo un <text:span text:style-name="T3">.gitignore</text:span> que ignore los archivos de extensión <text:span text:style-name="T3">.class</text:span>) y realiza un primer <text:span text:style-name="T3">commit</text:span> con los dos archivos anteriores. </text:p>
      <text:p text:style-name="P21">Genera la documentación de la clase <text:span text:style-name="T3">Ejercicio1</text:span>, donde se incluya el autor y versión <text:span text:style-name="T20">en un directorio denominado </text:span><text:span text:style-name="T7">doc</text:span></text:p>
      <text:p text:style-name="P22">Posteriormente sincroniza dicho repositorio local con un repositorio de <text:span text:style-name="T3">gitHub</text:span>.</text:p>
      <text:p text:style-name="P22"/>
      <text:p text:style-name="P22">Criterios de evaluación:</text:p>
      <text:p text:style-name="P22"/>
      <text:list xml:id="list658213091289126070" text:style-name="L2">
        <text:list-item>
          <text:p text:style-name="P33">Generas documentación: <text:span text:style-name="T12">1 pto. </text:span></text:p>
        </text:list-item>
        <text:list-item>
          <text:p text:style-name="P34">Utilizas repositorio local y remoto: <text:span text:style-name="T12">1 pto. </text:span></text:p>
        </text:list-item>
      </text:list>
      <text:p text:style-name="P2"/>
      <text:p text:style-name="P17">DOCUMENTOS A ENTREGAR:</text:p>
      <text:p text:style-name="P18"/>
      <text:p text:style-name="P19">Un archivo comprimido denominado <text:span text:style-name="T3">nombreApellidos.tar.gz</text:span> o <text:span text:style-name="T3">nombreApellidos.zip</text:span> que contenga los archivos fuente mas el directorio <text:span text:style-name="T3">doc</text:span>.</text:p>
      <text:p text:style-name="P35"><text:span text:style-name="T29">Indica </text:span><text:s/>tu dirección del repositorio de gitHub <text:span text:style-name="T29">en un fichero de texto denominado urlGitHub.txt e incluye el mismo en fichero comprimido anterior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7:23:39.727060903</meta:creation-date>
    <dc:date>2016-12-12T18:07:06.311434008</dc:date>
    <meta:editing-duration>PT1H44M29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2" meta:paragraph-count="37" meta:word-count="507" meta:character-count="2962" meta:non-whitespace-character-count="2480"/>
  </office:meta>
</office:document-meta>
</file>